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4323f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8" text:outline-level="1">Аппаратура.</text:h>
      <text:p text:style-name="P4"/>
      <text:p text:style-name="P6">Звук — Logitech Media Server или HiFiBerry AMP+.</text:p>
      <text:p text:style-name="P3">Датчик углекислого газа — TCS4161 или MQZ135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09-21T07:52:05.112119522</dc:date>
    <meta:editing-duration>PT4H44M25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9" meta:character-count="240" meta:non-whitespace-character-count="202"/>
  </office:meta>
</office:document-meta>
</file>